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57cm" fo:min-width="11.5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77cm" fo:min-width="11.527cm"/>
    </style:style>
    <style:style style:name="gr3" style:family="graphic" style:parent-style-name="standard">
      <style:graphic-properties draw:fill-color="#996633" draw:textarea-vertical-align="middle"/>
    </style:style>
    <style:style style:name="gr4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5" style:family="graphic" style:parent-style-name="standard">
      <style:graphic-properties draw:fill-color="#dc2300" draw:textarea-vertical-align="middle"/>
    </style:style>
    <style:style style:name="gr6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7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8" style:family="graphic" style:parent-style-name="objectwithoutfill">
      <style:graphic-properties svg:stroke-color="#996633" draw:fill="none" draw:textarea-vertical-align="middle"/>
    </style:style>
    <style:style style:name="gr9" style:family="graphic" style:parent-style-name="standard">
      <style:graphic-properties draw:fill-color="#0047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2.155cm"/>
    </style:style>
    <style:style style:name="gr11" style:family="graphic" style:parent-style-name="objectwithoutfill">
      <style:graphic-properties svg:stroke-color="#0000ff" draw:fill="none" draw:textarea-vertical-align="middle"/>
    </style:style>
    <style:style style:name="gr12" style:family="graphic" style:parent-style-name="standard">
      <style:graphic-properties draw:fill-color="#5c8526" draw:textarea-vertical-align="middle"/>
    </style:style>
    <style:style style:name="gr13" style:family="graphic" style:parent-style-name="objectwithoutfill">
      <style:graphic-properties svg:stroke-color="#7da647" draw:fill="none" draw:textarea-vertical-align="middle"/>
    </style:style>
    <style:style style:name="gr14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87cm" fo:min-width="11.527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fo:font-size="14pt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4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57cm" svg:height="10.796cm" svg:x="1.024cm" svg:y="9.433cm">
          <draw:text-box>
            <text:p><text:span text:style-name="T1">* There is a heartbeat between child and parent</text:span></text:p>
            <text:p><text:span text:style-name="T1"><text:tab/></text:span><text:span text:style-name="T1">- parent pushes epoch to child with each heartbeat</text:span></text:p>
            <text:p><text:span text:style-name="T1"><text:tab/></text:span><text:span text:style-name="T1"><text:tab/></text:span><text:span text:style-name="T1">- failure: child is considered “lost”</text:span></text:p>
            <text:p><text:span text:style-name="T1"><text:tab/></text:span><text:span text:style-name="T1"><text:tab/></text:span><text:span text:style-name="T1">- success: child uses epoch to decide when to</text:span></text:p>
            <text:p><text:span text:style-name="T1"><text:tab/></text:span><text:span text:style-name="T1"><text:tab/></text:span><text:span text:style-name="T1"><text:tab/></text:span><text:span text:style-name="T1"> <text:s text:c="7"/></text:span><text:span text:style-name="T1">pull a new database</text:span></text:p>
            <text:p><text:span text:style-name="T1"/></text:p>
            <text:p><text:span text:style-name="T1">* Node above the breakage reports the problem</text:span></text:p>
            <text:p><text:span text:style-name="T1"><text:tab/></text:span><text:span text:style-name="T1">- breakage defined as heartbeat failure</text:span></text:p>
            <text:p><text:span text:style-name="T1"><text:tab/></text:span><text:span text:style-name="T1">- lost node fails over to backup parent</text:span></text:p>
            <text:p><text:span text:style-name="T1"/></text:p>
            <text:p><text:span text:style-name="T1">* Core receives error report from a node</text:span></text:p>
            <text:p><text:span text:style-name="T1"><text:tab/></text:span><text:span text:style-name="T1">- core modifies tree to show lost node </text:span></text:p>
            <text:p><text:span text:style-name="T1"><text:s text:c="14"/></text:span><text:span text:style-name="T1">using backup parent as primary parent</text:span></text:p>
            <text:p><text:span text:style-name="T1"><text:tab/></text:span><text:span text:style-name="T1">- core sets new backup parent</text:span></text:p>
            <text:p><text:span text:style-name="T1"><text:tab/></text:span><text:span text:style-name="T1">- core sends new parent message to lost node</text:span></text:p>
            <text:p><text:span text:style-name="T1"><text:tab/></text:span><text:span text:style-name="T1">- lost node responsible for not doing a re-connect</text:span></text:p>
            <text:p><text:span text:style-name="T1"><text:s text:c="14"/></text:span><text:span text:style-name="T1">if he is already connected to the new primary</text:span></text:p>
            <text:p><text:span text:style-name="T1"><text:tab/></text:span><text:span text:style-name="T1">- lost node sets new backup</text:span></text:p>
            <text:p><text:span text:style-name="T1"/></text:p>
          </draw:text-box>
        </draw:frame>
        <draw:frame draw:style-name="gr2" draw:text-style-name="P1" draw:layer="layout" svg:width="12.769cm" svg:height="10.796cm" svg:x="14.131cm" svg:y="9.663cm">
          <draw:text-box>
            <text:p><text:span text:style-name="T1">* Lost node may fail to connect to backup/new parent</text:span></text:p>
            <text:p><text:span text:style-name="T1"><text:tab/></text:span><text:span text:style-name="T1">- remains an orphan until core probes </text:span></text:p>
            <text:p><text:span text:style-name="T1"/></text:p>
            <text:p><text:span text:style-name="T1">* Orphans</text:span></text:p>
            <text:p><text:span text:style-name="T1"><text:tab/></text:span><text:span text:style-name="T1">- use old database until they are reaped</text:span></text:p>
            <text:p><text:span text:style-name="T1"><text:tab/></text:span><text:span text:style-name="T1">- D/A orphans may have a subtree of children</text:span></text:p>
            <text:p><text:span text:style-name="T1"><text:tab/></text:span><text:span text:style-name="T1"><text:tab/></text:span><text:span text:style-name="T2">(something more needed here?)</text:span></text:p>
            <text:p><text:span text:style-name="T1"/></text:p>
            <text:p><text:span text:style-name="T1">* Core will need to probe entire tree in some instances</text:span></text:p>
            <text:p><text:span text:style-name="T1"><text:tab/></text:span><text:span text:style-name="T1"><text:tab/></text:span><text:span text:style-name="T1">(or some granularity of time?)</text:span></text:p>
            <text:p><text:span text:style-name="T1"><text:tab/></text:span><text:span text:style-name="T1">- polls D/A nodes for this information</text:span></text:p>
            <text:p><text:span text:style-name="T1"><text:tab/></text:span><text:span text:style-name="T1"><text:tab/></text:span><text:span text:style-name="T1">(each one rolls up to parent?)</text:span></text:p>
            <text:p><text:span text:style-name="T1"><text:tab/></text:span><text:span text:style-name="T1">- D/A nodes report up the tree about their children</text:span></text:p>
            <text:p><text:span text:style-name="T1"><text:tab/></text:span><text:span text:style-name="T1">- report includes who the children are, not just #</text:span></text:p>
            <text:p><text:span text:style-name="T1"/></text:p>
            <text:p><text:span text:style-name="T1">* Core compares results with existing tree</text:span></text:p>
            <text:p><text:span text:style-name="T1"><text:tab/></text:span><text:span text:style-name="T1">- identifies any missing nodes (orphans)</text:span></text:p>
            <text:p><text:span text:style-name="T1"><text:tab/></text:span><text:span text:style-name="T1">- attempts to reap orphans and reassign</text:span></text:p>
            <text:p><text:span text:style-name="T1"><text:tab/></text:span><text:span text:style-name="T1">- rebalances tree if necessary</text:span></text:p>
          </draw:text-box>
        </draw:frame>
        <draw:rect draw:style-name="gr3" draw:text-style-name="P2" draw:layer="layout" svg:width="2.333cm" svg:height="0.875cm" svg:x="8.705cm" svg:y="5.153cm" draw:corner-radius="0.102cm">
          <text:p text:style-name="P2"><text:span text:style-name="T3">Distribution</text:span></text:p>
          <text:p text:style-name="P2"><text:span text:style-name="T3">Node</text:span></text:p>
        </draw:rect>
        <draw:rect draw:style-name="gr3" draw:text-style-name="P2" draw:layer="layout" svg:width="2.333cm" svg:height="0.876cm" svg:x="12.515cm" svg:y="5.111cm" draw:corner-radius="0.102cm">
          <text:p text:style-name="P2"><text:span text:style-name="T3">Distribution</text:span></text:p>
          <text:p text:style-name="P2"><text:span text:style-name="T3">Node</text:span></text:p>
        </draw:rect>
        <draw:rect draw:style-name="gr3" draw:text-style-name="P2" draw:layer="layout" svg:width="2.333cm" svg:height="0.876cm" svg:x="15.102cm" svg:y="5.111cm" draw:corner-radius="0.102cm">
          <text:p text:style-name="P2"><text:span text:style-name="T3">Distribution</text:span></text:p>
          <text:p text:style-name="P2"><text:span text:style-name="T3">Node</text:span></text:p>
        </draw:rect>
        <draw:rect draw:style-name="gr3" draw:text-style-name="P2" draw:layer="layout" svg:width="2.332cm" svg:height="0.875cm" svg:x="18.997cm" svg:y="5.106cm" draw:corner-radius="0.102cm">
          <text:p text:style-name="P2"><text:span text:style-name="T3">Distribution</text:span></text:p>
          <text:p text:style-name="P2"><text:span text:style-name="T3">Node</text:span></text:p>
        </draw:rect>
        <draw:g>
          <draw:custom-shape draw:style-name="gr4" draw:text-style-name="P3" draw:layer="layout" svg:width="0.096cm" svg:height="0.095cm" svg:x="11.219cm" svg:y="5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5cm" svg:height="0.096cm" svg:x="11.219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5cm" svg:height="0.096cm" svg:x="11.219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1.702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7cm" svg:x="12.188cm" svg:y="5.538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3" draw:layer="layout" svg:width="0.096cm" svg:height="0.095cm" svg:x="17.632cm" svg:y="5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6cm" svg:height="0.096cm" svg:x="17.632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6cm" svg:height="0.096cm" svg:x="17.632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6cm" svg:x="18.119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6cm" svg:x="18.118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6cm" svg:x="18.118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6cm" svg:x="18.118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8.117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8.116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7cm" svg:x="18.603cm" svg:y="5.538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5" draw:text-style-name="P2" draw:layer="layout" svg:width="2.332cm" svg:height="0.876cm" svg:x="8.342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rect draw:style-name="gr5" draw:text-style-name="P2" draw:layer="layout" svg:width="2.333cm" svg:height="0.876cm" svg:x="10.89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rect draw:style-name="gr5" draw:text-style-name="P2" draw:layer="layout" svg:width="2.333cm" svg:height="0.876cm" svg:x="13.438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rect draw:style-name="gr5" draw:text-style-name="P2" draw:layer="layout" svg:width="2.333cm" svg:height="0.876cm" svg:x="19.186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rect draw:style-name="gr5" draw:text-style-name="P2" draw:layer="layout" svg:width="2.333cm" svg:height="0.876cm" svg:x="21.908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g>
          <draw:custom-shape draw:style-name="gr6" draw:text-style-name="P3" draw:layer="layout" svg:width="0.096cm" svg:height="0.097cm" svg:x="16.466cm" svg:y="7.2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7cm" svg:height="0.097cm" svg:x="16.465cm" svg:y="7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7cm" svg:height="0.097cm" svg:x="16.465cm" svg:y="7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7cm" svg:height="0.097cm" svg:x="16.952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8cm" svg:height="0.097cm" svg:x="16.951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8cm" svg:height="0.097cm" svg:x="16.951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8cm" svg:height="0.097cm" svg:x="16.951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9cm" svg:height="0.097cm" svg:x="16.95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9cm" svg:height="0.098cm" svg:x="16.95cm" svg:y="7.21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9cm" svg:height="0.098cm" svg:x="17.434cm" svg:y="7.213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0.097cm" svg:height="0.096cm" svg:x="16.369cm" svg:y="8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6cm" svg:height="0.095cm" svg:x="16.369cm" svg:y="8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6cm" svg:height="0.095cm" svg:x="16.369cm" svg:y="8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8cm" svg:height="0.095cm" svg:x="16.854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8cm" svg:height="0.095cm" svg:x="16.853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8cm" svg:height="0.095cm" svg:x="16.853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8cm" svg:height="0.095cm" svg:x="16.853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1cm" svg:height="0.095cm" svg:x="16.852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1cm" svg:height="0.097cm" svg:x="16.851cm" svg:y="8.96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7cm" svg:height="0.097cm" svg:x="17.339cm" svg:y="8.964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layout" svg:x1="10.732cm" svg:y1="3.91cm" svg:x2="10.44cm" svg:y2="4.299cm">
          <text:p/>
        </draw:line>
        <draw:line draw:style-name="gr8" draw:text-style-name="P3" draw:layer="layout" svg:x1="10.828cm" svg:y1="3.91cm" svg:x2="11.12cm" svg:y2="4.299cm">
          <text:p/>
        </draw:line>
        <draw:line draw:style-name="gr8" draw:text-style-name="P3" draw:layer="layout" svg:x1="9.662cm" svg:y1="6.048cm" svg:x2="9.565cm" svg:y2="6.728cm">
          <text:p/>
        </draw:line>
        <draw:line draw:style-name="gr8" draw:text-style-name="P3" draw:layer="layout" svg:x1="18.312cm" svg:y1="3.716cm" svg:x2="18.409cm" svg:y2="4.299cm">
          <text:p/>
        </draw:line>
        <draw:rect draw:style-name="gr9" draw:text-style-name="P3" draw:layer="layout" svg:width="3.223cm" svg:height="1.07cm" svg:x="13.162cm" svg:y="1.056cm" draw:corner-radius="0.102cm">
          <text:p/>
        </draw:rect>
        <draw:frame draw:style-name="gr10" draw:layer="layout" svg:width="3.636cm" svg:height="0.984cm" svg:x="13.053cm" svg:y="1.034cm">
          <draw:text-box>
            <text:p>Core SSA</text:p>
          </draw:text-box>
        </draw:frame>
        <draw:line draw:style-name="gr11" draw:text-style-name="P3" draw:layer="layout" svg:x1="13.161cm" svg:y1="2.125cm" svg:x2="11.995cm" svg:y2="2.84cm">
          <text:p/>
        </draw:line>
        <draw:line draw:style-name="gr11" draw:text-style-name="P3" draw:layer="layout" svg:x1="14.538cm" svg:y1="2.202cm" svg:x2="14.522cm" svg:y2="2.841cm">
          <text:p/>
        </draw:line>
        <draw:line draw:style-name="gr11" draw:text-style-name="P3" draw:layer="layout" svg:x1="15.898cm" svg:y1="2.028cm" svg:x2="16.659cm" svg:y2="2.743cm">
          <text:p/>
        </draw:line>
        <draw:line draw:style-name="gr11" draw:text-style-name="P3" draw:layer="layout" svg:x1="13.647cm" svg:y1="2.105cm" svg:x2="13.258cm" svg:y2="3.133cm">
          <text:p/>
        </draw:line>
        <draw:rect draw:style-name="gr3" draw:text-style-name="P4" draw:layer="layout" svg:width="2.331cm" svg:height="0.875cm" svg:x="9.912cm" svg:y="2.93cm" draw:corner-radius="0.102cm">
          <text:p text:style-name="P4"><text:span text:style-name="T4">Distribution</text:span></text:p>
          <text:p text:style-name="P4"><text:span text:style-name="T4">Node</text:span></text:p>
        </draw:rect>
        <draw:rect draw:style-name="gr3" draw:text-style-name="P2" draw:layer="layout" svg:width="2.332cm" svg:height="0.873cm" svg:x="13.875cm" svg:y="2.889cm" draw:corner-radius="0.102cm">
          <text:p text:style-name="P2"><text:span text:style-name="T3">Distribution</text:span></text:p>
          <text:p text:style-name="P2"><text:span text:style-name="T3">Node</text:span></text:p>
        </draw:rect>
        <draw:rect draw:style-name="gr3" draw:text-style-name="P2" draw:layer="layout" svg:width="2.332cm" svg:height="0.873cm" svg:x="16.464cm" svg:y="2.889cm" draw:corner-radius="0.102cm">
          <text:p text:style-name="P2"><text:span text:style-name="T3">Distribution</text:span></text:p>
          <text:p text:style-name="P2"><text:span text:style-name="T3">Node</text:span></text:p>
        </draw:rect>
        <draw:custom-shape draw:style-name="gr4" draw:text-style-name="P3" draw:layer="layout" svg:width="0.097cm" svg:height="0.097cm" svg:x="12.481cm" svg:y="3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8cm" svg:height="0.096cm" svg:x="12.48cm" svg:y="3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8cm" svg:height="0.096cm" svg:x="12.48cm" svg:y="3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7cm" svg:height="0.096cm" svg:x="12.967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6cm" svg:height="0.096cm" svg:x="12.967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6cm" svg:height="0.096cm" svg:x="12.967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6cm" svg:height="0.096cm" svg:x="12.967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8cm" svg:height="0.096cm" svg:x="12.966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8cm" svg:height="0.097cm" svg:x="12.965cm" svg:y="3.27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9cm" svg:height="0.097cm" svg:x="13.451cm" svg:y="3.27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4.133cm" svg:y1="3.763cm" svg:x2="13.841cm" svg:y2="4.346cm">
          <text:p/>
        </draw:line>
        <draw:line draw:style-name="gr8" draw:text-style-name="P3" draw:layer="layout" svg:x1="15.494cm" svg:y1="3.763cm" svg:x2="15.688cm" svg:y2="4.346cm">
          <text:p/>
        </draw:line>
        <draw:line draw:style-name="gr8" draw:text-style-name="P3" draw:layer="layout" svg:x1="18.506cm" svg:y1="3.763cm" svg:x2="19.964cm" svg:y2="4.346cm">
          <text:p/>
        </draw:line>
        <draw:line draw:style-name="gr8" draw:text-style-name="P3" draw:layer="layout" svg:x1="10.148cm" svg:y1="6.048cm" svg:x2="11.023cm" svg:y2="6.728cm">
          <text:p/>
        </draw:line>
        <draw:line draw:style-name="gr8" draw:text-style-name="P3" draw:layer="layout" svg:x1="13.744cm" svg:y1="6.048cm" svg:x2="14.208cm" svg:y2="6.715cm">
          <text:p/>
        </draw:line>
        <draw:line draw:style-name="gr8" draw:text-style-name="P3" draw:layer="layout" svg:x1="14.716cm" svg:y1="5.951cm" svg:x2="16.951cm" svg:y2="6.826cm">
          <text:p/>
        </draw:line>
        <draw:line draw:style-name="gr8" draw:text-style-name="P3" draw:layer="layout" svg:x1="16.951cm" svg:y1="5.951cm" svg:x2="17.437cm" svg:y2="7.02cm">
          <text:p/>
        </draw:line>
        <draw:line draw:style-name="gr8" draw:text-style-name="P3" draw:layer="layout" svg:x1="17.146cm" svg:y1="5.853cm" svg:x2="17.632cm" svg:y2="6.922cm">
          <text:p/>
        </draw:line>
        <draw:line draw:style-name="gr8" draw:text-style-name="P3" draw:layer="layout" svg:x1="17.243cm" svg:y1="6.048cm" svg:x2="17.729cm" svg:y2="7.117cm">
          <text:p/>
        </draw:line>
        <draw:line draw:style-name="gr8" draw:text-style-name="P3" draw:layer="layout" svg:x1="17.437cm" svg:y1="5.951cm" svg:x2="18.02cm" svg:y2="7.214cm">
          <text:p/>
        </draw:line>
        <draw:line draw:style-name="gr8" draw:text-style-name="P3" draw:layer="layout" svg:x1="19.187cm" svg:y1="5.951cm" svg:x2="18.701cm" svg:y2="7.02cm">
          <text:p/>
        </draw:line>
        <draw:line draw:style-name="gr8" draw:text-style-name="P3" draw:layer="layout" svg:x1="19.77cm" svg:y1="5.951cm" svg:x2="20.256cm" svg:y2="6.729cm">
          <text:p/>
        </draw:line>
        <draw:line draw:style-name="gr8" draw:text-style-name="P3" draw:layer="layout" svg:x1="20.256cm" svg:y1="5.951cm" svg:x2="22.2cm" svg:y2="6.631cm">
          <text:p/>
        </draw:line>
        <draw:g>
          <draw:rect draw:style-name="gr12" draw:text-style-name="P5" draw:layer="layout" svg:width="1.224cm" svg:height="0.593cm" svg:x="8.342cm" svg:y="8.662cm" draw:corner-radius="0.102cm">
            <text:p text:style-name="P3"><text:span text:style-name="T1">Leaf</text:span></text:p>
          </draw:rect>
          <draw:rect draw:style-name="gr12" draw:text-style-name="P2" draw:layer="layout" svg:width="1.223cm" svg:height="0.593cm" svg:x="9.641cm" svg:y="8.662cm" draw:corner-radius="0.102cm">
            <text:p text:style-name="P2"><text:span text:style-name="T3">Leaf</text:span></text:p>
          </draw:rect>
          <draw:rect draw:style-name="gr12" draw:text-style-name="P5" draw:layer="layout" svg:width="1.224cm" svg:height="0.593cm" svg:x="8.341cm" svg:y="8.662cm" draw:corner-radius="0.102cm">
            <text:p text:style-name="P3"><text:span text:style-name="T3">Leaf</text:span></text:p>
          </draw:rect>
          <draw:rect draw:style-name="gr12" draw:text-style-name="P2" draw:layer="layout" svg:width="1.223cm" svg:height="0.593cm" svg:x="10.943cm" svg:y="8.662cm" draw:corner-radius="0.102cm">
            <text:p text:style-name="P2"><text:span text:style-name="T3">Leaf</text:span></text:p>
          </draw:rect>
          <draw:rect draw:style-name="gr12" draw:text-style-name="P2" draw:layer="layout" svg:width="1.221cm" svg:height="0.593cm" svg:x="13.547cm" svg:y="8.662cm" draw:corner-radius="0.102cm">
            <text:p text:style-name="P2"><text:span text:style-name="T3">Leaf</text:span></text:p>
          </draw:rect>
          <draw:rect draw:style-name="gr12" draw:text-style-name="P2" draw:layer="layout" svg:width="1.225cm" svg:height="0.593cm" svg:x="12.242cm" svg:y="8.662cm" draw:corner-radius="0.102cm">
            <text:p text:style-name="P2"><text:span text:style-name="T3">Leaf</text:span></text:p>
          </draw:rect>
          <draw:rect draw:style-name="gr12" draw:text-style-name="P2" draw:layer="layout" svg:width="1.222cm" svg:height="0.593cm" svg:x="14.848cm" svg:y="8.662cm" draw:corner-radius="0.102cm">
            <text:p text:style-name="P2"><text:span text:style-name="T3">Leaf</text:span></text:p>
          </draw:rect>
        </draw:g>
        <draw:rect draw:style-name="gr12" draw:text-style-name="P5" draw:layer="layout" svg:width="1.222cm" svg:height="0.593cm" svg:x="17.753cm" svg:y="8.662cm" draw:corner-radius="0.102cm">
          <text:p text:style-name="P3"><text:span text:style-name="T3">Leaf</text:span></text:p>
        </draw:rect>
        <draw:g>
          <draw:rect draw:style-name="gr12" draw:text-style-name="P5" draw:layer="layout" svg:width="1.222cm" svg:height="0.593cm" svg:x="19.055cm" svg:y="8.662cm" draw:corner-radius="0.102cm">
            <text:p text:style-name="P3"><text:span text:style-name="T1">Leaf</text:span></text:p>
          </draw:rect>
          <draw:rect draw:style-name="gr12" draw:text-style-name="P5" draw:layer="layout" svg:width="1.223cm" svg:height="0.593cm" svg:x="20.356cm" svg:y="8.662cm" draw:corner-radius="0.102cm">
            <text:p text:style-name="P3"><text:span text:style-name="T3">Leaf</text:span></text:p>
          </draw:rect>
          <draw:rect draw:style-name="gr12" draw:text-style-name="P5" draw:layer="layout" svg:width="1.223cm" svg:height="0.593cm" svg:x="19.053cm" svg:y="8.662cm" draw:corner-radius="0.102cm">
            <text:p text:style-name="P3"><text:span text:style-name="T3">Leaf</text:span></text:p>
          </draw:rect>
          <draw:rect draw:style-name="gr12" draw:text-style-name="P5" draw:layer="layout" svg:width="1.222cm" svg:height="0.593cm" svg:x="21.656cm" svg:y="8.662cm" draw:corner-radius="0.102cm">
            <text:p text:style-name="P3"><text:span text:style-name="T3">Leaf</text:span></text:p>
          </draw:rect>
          <draw:rect draw:style-name="gr12" draw:text-style-name="P5" draw:layer="layout" svg:width="1.223cm" svg:height="0.593cm" svg:x="24.258cm" svg:y="8.662cm" draw:corner-radius="0.102cm">
            <text:p text:style-name="P3"><text:span text:style-name="T3">Leaf</text:span></text:p>
          </draw:rect>
          <draw:rect draw:style-name="gr12" draw:text-style-name="P5" draw:layer="layout" svg:width="1.222cm" svg:height="0.593cm" svg:x="22.956cm" svg:y="8.662cm" draw:corner-radius="0.102cm">
            <text:p text:style-name="P3"><text:span text:style-name="T3">Leaf</text:span></text:p>
          </draw:rect>
          <draw:rect draw:style-name="gr12" draw:text-style-name="P5" draw:layer="layout" svg:width="1.222cm" svg:height="0.593cm" svg:x="25.559cm" svg:y="8.662cm" draw:corner-radius="0.102cm">
            <text:p text:style-name="P3"><text:span text:style-name="T3">Leaf</text:span></text:p>
          </draw:rect>
        </draw:g>
        <draw:line draw:style-name="gr13" draw:text-style-name="P3" draw:layer="layout" svg:x1="9.759cm" svg:y1="7.797cm" svg:x2="10.129cm" svg:y2="8.574cm">
          <text:p/>
        </draw:line>
        <draw:line draw:style-name="gr13" draw:text-style-name="P3" draw:layer="layout" svg:x1="10.148cm" svg:y1="7.797cm" svg:x2="12.518cm" svg:y2="8.672cm">
          <text:p/>
        </draw:line>
        <draw:line draw:style-name="gr13" draw:text-style-name="P3" draw:layer="layout" svg:x1="9.954cm" svg:y1="7.797cm" svg:x2="11.255cm" svg:y2="8.672cm">
          <text:p/>
        </draw:line>
        <draw:g>
          <draw:line draw:style-name="gr13" draw:text-style-name="P3" draw:layer="layout" svg:x1="21.108cm" svg:y1="8.575cm" svg:x2="22.177cm" svg:y2="7.797cm">
            <text:p/>
          </draw:line>
          <draw:line draw:style-name="gr13" draw:text-style-name="P3" draw:layer="layout" svg:x1="26.064cm" svg:y1="8.575cm" svg:x2="23.829cm" svg:y2="7.797cm">
            <text:p/>
          </draw:line>
          <draw:line draw:style-name="gr13" draw:text-style-name="P3" draw:layer="layout" svg:x1="24.607cm" svg:y1="8.575cm" svg:x2="23.441cm" svg:y2="7.797cm">
            <text:p/>
          </draw:line>
          <draw:line draw:style-name="gr13" draw:text-style-name="P3" draw:layer="layout" svg:x1="23.441cm" svg:y1="8.575cm" svg:x2="23.149cm" svg:y2="7.797cm">
            <text:p/>
          </draw:line>
          <draw:line draw:style-name="gr13" draw:text-style-name="P3" draw:layer="layout" svg:x1="22.372cm" svg:y1="8.575cm" svg:x2="22.664cm" svg:y2="7.797cm">
            <text:p/>
          </draw:line>
        </draw:g>
        <draw:line draw:style-name="gr13" draw:text-style-name="P3" draw:layer="layout" svg:x1="9.468cm" svg:y1="7.797cm" svg:x2="9.176cm" svg:y2="8.575cm">
          <text:p/>
        </draw:line>
        <draw:g>
          <draw:custom-shape draw:style-name="gr4" draw:text-style-name="P3" draw:layer="layout" svg:width="0.099cm" svg:height="0.097cm" draw:transform="rotate (1.5707963267946) translate (14.907cm 4.008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8cm" draw:transform="rotate (1.5707963267946) translate (14.908cm 4.00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8cm" draw:transform="rotate (1.5707963267946) translate (14.908cm 4.00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8cm" draw:transform="rotate (-1.57079632679579) translate (15.006cm 4.396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8cm" draw:transform="rotate (-1.57079632679579) translate (15.006cm 4.396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8cm" draw:transform="rotate (-1.57079632679579) translate (15.006cm 4.396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8cm" draw:transform="rotate (-1.57079632679579) translate (15.006cm 4.396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8cm" draw:transform="rotate (-1.57079632679579) translate (15.006cm 4.395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9cm" draw:transform="rotate (-1.57079632679579) translate (15.007cm 4.394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8cm" draw:transform="rotate (1.5707963267946) translate (14.909cm 4.979cm)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2" draw:text-style-name="P5" draw:layer="layout" svg:width="1.223cm" svg:height="0.61cm" svg:x="6.969cm" svg:y="8.624cm" draw:corner-radius="0.102cm">
          <text:p text:style-name="P3"><text:span text:style-name="T3">Leaf</text:span></text:p>
        </draw:rect>
        <draw:line draw:style-name="gr13" draw:text-style-name="P3" draw:layer="layout" svg:x1="9.041cm" svg:y1="7.73cm" svg:x2="7.873cm" svg:y2="8.58cm">
          <text:p/>
        </draw:line>
        <draw:custom-shape draw:style-name="gr14" draw:text-style-name="P3" draw:layer="layout" svg:width="3.51cm" svg:height="2.081cm" svg:x="21.45cm" svg:y="1.034cm">
          <text:p text:style-name="P3">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6.393cm" svg:y1="1.646cm" svg:x2="21.398cm" svg:y2="1.646cm">
          <text:p/>
        </draw:line>
        <draw:frame draw:style-name="gr16" draw:text-style-name="P1" draw:layer="layout" svg:width="11.572cm" svg:height="1.904cm" svg:x="0.946cm" svg:y="0.936cm">
          <draw:text-box>
            <text:p><text:span text:style-name="T1"><text:s text:c="2"/></text:span><text:span text:style-name="T5">Joins use default partition</text:span></text:p>
            <text:p><text:span text:style-name="T1">* All nodes except leafs are full members of default</text:span></text:p>
            <text:p><text:span text:style-name="T1">* Leafs are limited members of default</text:span></text:p>
          </draw:text-box>
        </draw:frame>
        <draw:line draw:style-name="gr8" draw:text-style-name="P3" draw:layer="layout" svg:x1="12.938cm" svg:y1="6.08cm" svg:x2="12.303cm" svg:y2="6.715cm">
          <text:p/>
        </draw:line>
        <draw:frame draw:style-name="gr16" draw:text-style-name="P6" draw:layer="layout" svg:width="5.514cm" svg:height="0.962cm" svg:x="1.154cm" svg:y="8.366cm">
          <draw:text-box>
            <text:p text:style-name="P6"><text:span text:style-name="T6">Lost Node Failure</text:span></text:p>
          </draw:text-box>
        </draw:frame>
      </draw:page>
      <draw:page draw:name="page2" draw:style-name="dp1" draw:master-page-name="Default">
        <draw:frame draw:style-name="gr17" draw:text-style-name="P1" draw:layer="layout" svg:width="23.598cm" svg:height="6.911cm" svg:x="1.151cm" svg:y="11.033cm">
          <draw:text-box>
            <text:p text:style-name="P7"><text:span text:style-name="T1">* Node compares heartbeat epoch to database epoch</text:span></text:p>
            <text:p text:style-name="P7"><text:span text:style-name="T1"><text:tab/></text:span><text:span text:style-name="T1">- database too old → request new database</text:span></text:p>
            <text:p text:style-name="P7"><text:span text:style-name="T1"/></text:p>
            <text:p text:style-name="P7"><text:span text:style-name="T1">* Parent sends database to child</text:span></text:p>
            <text:p text:style-name="P7"><text:span text:style-name="T1"><text:tab/></text:span><text:span text:style-name="T1">- could be sending to multiple children</text:span></text:p>
            <text:p text:style-name="P7"><text:span text:style-name="T1"><text:tab/></text:span><text:span text:style-name="T1">- must keep track of each transfer</text:span></text:p>
            <text:p text:style-name="P7"><text:span text:style-name="T1"><text:tab/></text:span><text:span text:style-name="T1">- if transfer fails/stalls → <text:s text:c="2"/>retry? Timeout?</text:span></text:p>
            <text:p text:style-name="P7"><text:span text:style-name="T1"><text:tab/></text:span><text:span text:style-name="T1">- if retries/timeout &gt; configurable settings then give up (?)</text:span></text:p>
            <text:p text:style-name="P7"><text:span text:style-name="T1"/></text:p>
            <text:p text:style-name="P7"><text:span text:style-name="T1">* If database transfer fails and (heartbeat epoch - database epoch &gt; configured max) then Error</text:span></text:p>
            <text:p text:style-name="P7"><text:span text:style-name="T1"/></text:p>
            <text:p text:style-name="P7"><text:span text:style-name="T1"/></text:p>
          </draw:text-box>
        </draw:frame>
        <draw:rect draw:style-name="gr3" draw:text-style-name="P2" draw:layer="layout" svg:width="2.333cm" svg:height="0.875cm" svg:x="8.705cm" svg:y="5.153cm" draw:corner-radius="0.102cm">
          <text:p text:style-name="P2"><text:span text:style-name="T3">Distribution</text:span></text:p>
          <text:p text:style-name="P2"><text:span text:style-name="T3">Node</text:span></text:p>
        </draw:rect>
        <draw:rect draw:style-name="gr3" draw:text-style-name="P2" draw:layer="layout" svg:width="2.333cm" svg:height="0.876cm" svg:x="12.515cm" svg:y="5.111cm" draw:corner-radius="0.102cm">
          <text:p text:style-name="P2"><text:span text:style-name="T3">Distribution</text:span></text:p>
          <text:p text:style-name="P2"><text:span text:style-name="T3">Node</text:span></text:p>
        </draw:rect>
        <draw:rect draw:style-name="gr3" draw:text-style-name="P2" draw:layer="layout" svg:width="2.333cm" svg:height="0.876cm" svg:x="15.102cm" svg:y="5.111cm" draw:corner-radius="0.102cm">
          <text:p text:style-name="P2"><text:span text:style-name="T3">Distribution</text:span></text:p>
          <text:p text:style-name="P2"><text:span text:style-name="T3">Node</text:span></text:p>
        </draw:rect>
        <draw:rect draw:style-name="gr3" draw:text-style-name="P2" draw:layer="layout" svg:width="2.332cm" svg:height="0.875cm" svg:x="18.997cm" svg:y="5.106cm" draw:corner-radius="0.102cm">
          <text:p text:style-name="P2"><text:span text:style-name="T3">Distribution</text:span></text:p>
          <text:p text:style-name="P2"><text:span text:style-name="T3">Node</text:span></text:p>
        </draw:rect>
        <draw:g>
          <draw:custom-shape draw:style-name="gr4" draw:text-style-name="P3" draw:layer="layout" svg:width="0.096cm" svg:height="0.095cm" svg:x="11.219cm" svg:y="5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5cm" svg:height="0.096cm" svg:x="11.219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5cm" svg:height="0.096cm" svg:x="11.219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1.703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1.702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7cm" svg:x="12.188cm" svg:y="5.538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3" draw:layer="layout" svg:width="0.096cm" svg:height="0.095cm" svg:x="17.632cm" svg:y="5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6cm" svg:height="0.096cm" svg:x="17.632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6cm" svg:height="0.096cm" svg:x="17.632cm" svg:y="5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6cm" svg:x="18.119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6cm" svg:x="18.118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6cm" svg:x="18.118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6cm" svg:x="18.118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8.117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6cm" svg:x="18.116cm" svg:y="5.53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7cm" svg:x="18.603cm" svg:y="5.538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5" draw:text-style-name="P2" draw:layer="layout" svg:width="2.332cm" svg:height="0.876cm" svg:x="8.342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rect draw:style-name="gr5" draw:text-style-name="P2" draw:layer="layout" svg:width="2.333cm" svg:height="0.876cm" svg:x="10.89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rect draw:style-name="gr5" draw:text-style-name="P2" draw:layer="layout" svg:width="2.333cm" svg:height="0.876cm" svg:x="13.438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rect draw:style-name="gr5" draw:text-style-name="P2" draw:layer="layout" svg:width="2.333cm" svg:height="0.876cm" svg:x="19.186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rect draw:style-name="gr5" draw:text-style-name="P2" draw:layer="layout" svg:width="2.333cm" svg:height="0.876cm" svg:x="21.908cm" svg:y="6.825cm" draw:corner-radius="0.102cm">
          <text:p text:style-name="P2"><text:span text:style-name="T3">Access</text:span></text:p>
          <text:p text:style-name="P2"><text:span text:style-name="T3">Node</text:span></text:p>
        </draw:rect>
        <draw:g>
          <draw:custom-shape draw:style-name="gr6" draw:text-style-name="P3" draw:layer="layout" svg:width="0.096cm" svg:height="0.097cm" svg:x="16.466cm" svg:y="7.2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7cm" svg:height="0.097cm" svg:x="16.465cm" svg:y="7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7cm" svg:height="0.097cm" svg:x="16.465cm" svg:y="7.2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7cm" svg:height="0.097cm" svg:x="16.952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8cm" svg:height="0.097cm" svg:x="16.951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8cm" svg:height="0.097cm" svg:x="16.951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8cm" svg:height="0.097cm" svg:x="16.951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9cm" svg:height="0.097cm" svg:x="16.95cm" svg:y="7.21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9cm" svg:height="0.098cm" svg:x="16.95cm" svg:y="7.21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099cm" svg:height="0.098cm" svg:x="17.434cm" svg:y="7.213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3" draw:layer="layout" svg:width="0.097cm" svg:height="0.096cm" svg:x="16.369cm" svg:y="8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6cm" svg:height="0.095cm" svg:x="16.369cm" svg:y="8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6cm" svg:height="0.095cm" svg:x="16.369cm" svg:y="8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8cm" svg:height="0.095cm" svg:x="16.854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8cm" svg:height="0.095cm" svg:x="16.853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8cm" svg:height="0.095cm" svg:x="16.853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8cm" svg:height="0.095cm" svg:x="16.853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1cm" svg:height="0.095cm" svg:x="16.852cm" svg:y="8.964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1cm" svg:height="0.097cm" svg:x="16.851cm" svg:y="8.96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097cm" svg:height="0.097cm" svg:x="17.339cm" svg:y="8.964cm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3" draw:layer="layout" svg:x1="10.732cm" svg:y1="3.91cm" svg:x2="10.44cm" svg:y2="4.299cm">
          <text:p/>
        </draw:line>
        <draw:line draw:style-name="gr8" draw:text-style-name="P3" draw:layer="layout" svg:x1="10.828cm" svg:y1="3.91cm" svg:x2="11.12cm" svg:y2="4.299cm">
          <text:p/>
        </draw:line>
        <draw:line draw:style-name="gr8" draw:text-style-name="P3" draw:layer="layout" svg:x1="9.662cm" svg:y1="6.048cm" svg:x2="9.565cm" svg:y2="6.728cm">
          <text:p/>
        </draw:line>
        <draw:line draw:style-name="gr8" draw:text-style-name="P3" draw:layer="layout" svg:x1="18.312cm" svg:y1="3.716cm" svg:x2="18.409cm" svg:y2="4.299cm">
          <text:p/>
        </draw:line>
        <draw:rect draw:style-name="gr9" draw:text-style-name="P3" draw:layer="layout" svg:width="3.223cm" svg:height="1.07cm" svg:x="13.162cm" svg:y="1.056cm" draw:corner-radius="0.102cm">
          <text:p/>
        </draw:rect>
        <draw:frame draw:style-name="gr10" draw:text-style-name="P8" draw:layer="layout" svg:width="3.636cm" svg:height="0.984cm" svg:x="13.053cm" svg:y="1.034cm">
          <draw:text-box>
            <text:p text:style-name="P8">Core SSA</text:p>
          </draw:text-box>
        </draw:frame>
        <draw:line draw:style-name="gr11" draw:text-style-name="P3" draw:layer="layout" svg:x1="13.161cm" svg:y1="2.125cm" svg:x2="11.995cm" svg:y2="2.84cm">
          <text:p/>
        </draw:line>
        <draw:line draw:style-name="gr11" draw:text-style-name="P3" draw:layer="layout" svg:x1="14.538cm" svg:y1="2.202cm" svg:x2="14.522cm" svg:y2="2.841cm">
          <text:p/>
        </draw:line>
        <draw:line draw:style-name="gr11" draw:text-style-name="P3" draw:layer="layout" svg:x1="15.898cm" svg:y1="2.028cm" svg:x2="16.659cm" svg:y2="2.743cm">
          <text:p/>
        </draw:line>
        <draw:line draw:style-name="gr11" draw:text-style-name="P3" draw:layer="layout" svg:x1="13.647cm" svg:y1="2.105cm" svg:x2="13.258cm" svg:y2="3.133cm">
          <text:p/>
        </draw:line>
        <draw:rect draw:style-name="gr3" draw:text-style-name="P4" draw:layer="layout" svg:width="2.331cm" svg:height="0.875cm" svg:x="9.912cm" svg:y="2.93cm" draw:corner-radius="0.102cm">
          <text:p text:style-name="P4"><text:span text:style-name="T4">Distribution</text:span></text:p>
          <text:p text:style-name="P4"><text:span text:style-name="T4">Node</text:span></text:p>
        </draw:rect>
        <draw:rect draw:style-name="gr3" draw:text-style-name="P2" draw:layer="layout" svg:width="2.332cm" svg:height="0.873cm" svg:x="13.875cm" svg:y="2.889cm" draw:corner-radius="0.102cm">
          <text:p text:style-name="P2"><text:span text:style-name="T3">Distribution</text:span></text:p>
          <text:p text:style-name="P2"><text:span text:style-name="T3">Node</text:span></text:p>
        </draw:rect>
        <draw:rect draw:style-name="gr3" draw:text-style-name="P2" draw:layer="layout" svg:width="2.332cm" svg:height="0.873cm" svg:x="16.464cm" svg:y="2.889cm" draw:corner-radius="0.102cm">
          <text:p text:style-name="P2"><text:span text:style-name="T3">Distribution</text:span></text:p>
          <text:p text:style-name="P2"><text:span text:style-name="T3">Node</text:span></text:p>
        </draw:rect>
        <draw:custom-shape draw:style-name="gr4" draw:text-style-name="P3" draw:layer="layout" svg:width="0.097cm" svg:height="0.097cm" svg:x="12.481cm" svg:y="3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8cm" svg:height="0.096cm" svg:x="12.48cm" svg:y="3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8cm" svg:height="0.096cm" svg:x="12.48cm" svg:y="3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7cm" svg:height="0.096cm" svg:x="12.967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6cm" svg:height="0.096cm" svg:x="12.967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6cm" svg:height="0.096cm" svg:x="12.967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6cm" svg:height="0.096cm" svg:x="12.967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8cm" svg:height="0.096cm" svg:x="12.966cm" svg:y="3.27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8cm" svg:height="0.097cm" svg:x="12.965cm" svg:y="3.27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099cm" svg:height="0.097cm" svg:x="13.451cm" svg:y="3.27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4.133cm" svg:y1="3.763cm" svg:x2="13.841cm" svg:y2="4.346cm">
          <text:p/>
        </draw:line>
        <draw:line draw:style-name="gr8" draw:text-style-name="P3" draw:layer="layout" svg:x1="15.494cm" svg:y1="3.763cm" svg:x2="15.688cm" svg:y2="4.346cm">
          <text:p/>
        </draw:line>
        <draw:line draw:style-name="gr8" draw:text-style-name="P3" draw:layer="layout" svg:x1="18.506cm" svg:y1="3.763cm" svg:x2="19.964cm" svg:y2="4.346cm">
          <text:p/>
        </draw:line>
        <draw:line draw:style-name="gr8" draw:text-style-name="P3" draw:layer="layout" svg:x1="10.148cm" svg:y1="6.048cm" svg:x2="11.023cm" svg:y2="6.728cm">
          <text:p/>
        </draw:line>
        <draw:line draw:style-name="gr8" draw:text-style-name="P3" draw:layer="layout" svg:x1="13.744cm" svg:y1="6.048cm" svg:x2="14.208cm" svg:y2="6.715cm">
          <text:p/>
        </draw:line>
        <draw:line draw:style-name="gr8" draw:text-style-name="P3" draw:layer="layout" svg:x1="14.716cm" svg:y1="5.951cm" svg:x2="16.951cm" svg:y2="6.826cm">
          <text:p/>
        </draw:line>
        <draw:line draw:style-name="gr8" draw:text-style-name="P3" draw:layer="layout" svg:x1="16.951cm" svg:y1="5.951cm" svg:x2="17.437cm" svg:y2="7.02cm">
          <text:p/>
        </draw:line>
        <draw:line draw:style-name="gr8" draw:text-style-name="P3" draw:layer="layout" svg:x1="17.146cm" svg:y1="5.853cm" svg:x2="17.632cm" svg:y2="6.922cm">
          <text:p/>
        </draw:line>
        <draw:line draw:style-name="gr8" draw:text-style-name="P3" draw:layer="layout" svg:x1="17.243cm" svg:y1="6.048cm" svg:x2="17.729cm" svg:y2="7.117cm">
          <text:p/>
        </draw:line>
        <draw:line draw:style-name="gr8" draw:text-style-name="P3" draw:layer="layout" svg:x1="17.437cm" svg:y1="5.951cm" svg:x2="18.02cm" svg:y2="7.214cm">
          <text:p/>
        </draw:line>
        <draw:line draw:style-name="gr8" draw:text-style-name="P3" draw:layer="layout" svg:x1="19.187cm" svg:y1="5.951cm" svg:x2="18.701cm" svg:y2="7.02cm">
          <text:p/>
        </draw:line>
        <draw:line draw:style-name="gr8" draw:text-style-name="P3" draw:layer="layout" svg:x1="19.77cm" svg:y1="5.951cm" svg:x2="20.256cm" svg:y2="6.729cm">
          <text:p/>
        </draw:line>
        <draw:line draw:style-name="gr8" draw:text-style-name="P3" draw:layer="layout" svg:x1="20.256cm" svg:y1="5.951cm" svg:x2="22.2cm" svg:y2="6.631cm">
          <text:p/>
        </draw:line>
        <draw:g>
          <draw:rect draw:style-name="gr12" draw:text-style-name="P5" draw:layer="layout" svg:width="1.224cm" svg:height="0.593cm" svg:x="8.342cm" svg:y="8.662cm" draw:corner-radius="0.102cm">
            <text:p text:style-name="P3"><text:span text:style-name="T1">Leaf</text:span></text:p>
          </draw:rect>
          <draw:rect draw:style-name="gr12" draw:text-style-name="P2" draw:layer="layout" svg:width="1.223cm" svg:height="0.593cm" svg:x="9.641cm" svg:y="8.662cm" draw:corner-radius="0.102cm">
            <text:p text:style-name="P2"><text:span text:style-name="T3">Leaf</text:span></text:p>
          </draw:rect>
          <draw:rect draw:style-name="gr12" draw:text-style-name="P5" draw:layer="layout" svg:width="1.224cm" svg:height="0.593cm" svg:x="8.341cm" svg:y="8.662cm" draw:corner-radius="0.102cm">
            <text:p text:style-name="P3"><text:span text:style-name="T3">Leaf</text:span></text:p>
          </draw:rect>
          <draw:rect draw:style-name="gr12" draw:text-style-name="P2" draw:layer="layout" svg:width="1.223cm" svg:height="0.593cm" svg:x="10.943cm" svg:y="8.662cm" draw:corner-radius="0.102cm">
            <text:p text:style-name="P2"><text:span text:style-name="T3">Leaf</text:span></text:p>
          </draw:rect>
          <draw:rect draw:style-name="gr12" draw:text-style-name="P2" draw:layer="layout" svg:width="1.221cm" svg:height="0.593cm" svg:x="13.547cm" svg:y="8.662cm" draw:corner-radius="0.102cm">
            <text:p text:style-name="P2"><text:span text:style-name="T3">Leaf</text:span></text:p>
          </draw:rect>
          <draw:rect draw:style-name="gr12" draw:text-style-name="P2" draw:layer="layout" svg:width="1.225cm" svg:height="0.593cm" svg:x="12.242cm" svg:y="8.662cm" draw:corner-radius="0.102cm">
            <text:p text:style-name="P2"><text:span text:style-name="T3">Leaf</text:span></text:p>
          </draw:rect>
          <draw:rect draw:style-name="gr12" draw:text-style-name="P2" draw:layer="layout" svg:width="1.222cm" svg:height="0.593cm" svg:x="14.848cm" svg:y="8.662cm" draw:corner-radius="0.102cm">
            <text:p text:style-name="P2"><text:span text:style-name="T3">Leaf</text:span></text:p>
          </draw:rect>
        </draw:g>
        <draw:rect draw:style-name="gr12" draw:text-style-name="P5" draw:layer="layout" svg:width="1.222cm" svg:height="0.593cm" svg:x="17.753cm" svg:y="8.662cm" draw:corner-radius="0.102cm">
          <text:p text:style-name="P9"><text:span text:style-name="T3">Leaf</text:span></text:p>
        </draw:rect>
        <draw:g>
          <draw:rect draw:style-name="gr12" draw:text-style-name="P5" draw:layer="layout" svg:width="1.222cm" svg:height="0.593cm" svg:x="19.055cm" svg:y="8.662cm" draw:corner-radius="0.102cm">
            <text:p text:style-name="P3"><text:span text:style-name="T1">Leaf</text:span></text:p>
          </draw:rect>
          <draw:rect draw:style-name="gr12" draw:text-style-name="P5" draw:layer="layout" svg:width="1.223cm" svg:height="0.593cm" svg:x="20.356cm" svg:y="8.662cm" draw:corner-radius="0.102cm">
            <text:p text:style-name="P3"><text:span text:style-name="T3">Leaf</text:span></text:p>
          </draw:rect>
          <draw:rect draw:style-name="gr12" draw:text-style-name="P5" draw:layer="layout" svg:width="1.223cm" svg:height="0.593cm" svg:x="19.053cm" svg:y="8.662cm" draw:corner-radius="0.102cm">
            <text:p text:style-name="P3"><text:span text:style-name="T3">Leaf</text:span></text:p>
          </draw:rect>
          <draw:rect draw:style-name="gr12" draw:text-style-name="P5" draw:layer="layout" svg:width="1.222cm" svg:height="0.593cm" svg:x="21.656cm" svg:y="8.662cm" draw:corner-radius="0.102cm">
            <text:p text:style-name="P3"><text:span text:style-name="T3">Leaf</text:span></text:p>
          </draw:rect>
          <draw:rect draw:style-name="gr12" draw:text-style-name="P5" draw:layer="layout" svg:width="1.223cm" svg:height="0.593cm" svg:x="24.258cm" svg:y="8.662cm" draw:corner-radius="0.102cm">
            <text:p text:style-name="P3"><text:span text:style-name="T3">Leaf</text:span></text:p>
          </draw:rect>
          <draw:rect draw:style-name="gr12" draw:text-style-name="P5" draw:layer="layout" svg:width="1.222cm" svg:height="0.593cm" svg:x="22.956cm" svg:y="8.662cm" draw:corner-radius="0.102cm">
            <text:p text:style-name="P3"><text:span text:style-name="T3">Leaf</text:span></text:p>
          </draw:rect>
          <draw:rect draw:style-name="gr12" draw:text-style-name="P5" draw:layer="layout" svg:width="1.222cm" svg:height="0.593cm" svg:x="25.559cm" svg:y="8.662cm" draw:corner-radius="0.102cm">
            <text:p text:style-name="P3"><text:span text:style-name="T3">Leaf</text:span></text:p>
          </draw:rect>
        </draw:g>
        <draw:line draw:style-name="gr13" draw:text-style-name="P3" draw:layer="layout" svg:x1="9.759cm" svg:y1="7.797cm" svg:x2="10.129cm" svg:y2="8.574cm">
          <text:p/>
        </draw:line>
        <draw:line draw:style-name="gr13" draw:text-style-name="P3" draw:layer="layout" svg:x1="10.148cm" svg:y1="7.797cm" svg:x2="12.518cm" svg:y2="8.672cm">
          <text:p/>
        </draw:line>
        <draw:line draw:style-name="gr13" draw:text-style-name="P3" draw:layer="layout" svg:x1="9.954cm" svg:y1="7.797cm" svg:x2="11.255cm" svg:y2="8.672cm">
          <text:p/>
        </draw:line>
        <draw:g>
          <draw:line draw:style-name="gr13" draw:text-style-name="P3" draw:layer="layout" svg:x1="21.108cm" svg:y1="8.575cm" svg:x2="22.177cm" svg:y2="7.797cm">
            <text:p/>
          </draw:line>
          <draw:line draw:style-name="gr13" draw:text-style-name="P3" draw:layer="layout" svg:x1="26.064cm" svg:y1="8.575cm" svg:x2="23.829cm" svg:y2="7.797cm">
            <text:p/>
          </draw:line>
          <draw:line draw:style-name="gr13" draw:text-style-name="P3" draw:layer="layout" svg:x1="24.607cm" svg:y1="8.575cm" svg:x2="23.441cm" svg:y2="7.797cm">
            <text:p/>
          </draw:line>
          <draw:line draw:style-name="gr13" draw:text-style-name="P3" draw:layer="layout" svg:x1="23.441cm" svg:y1="8.575cm" svg:x2="23.149cm" svg:y2="7.797cm">
            <text:p/>
          </draw:line>
          <draw:line draw:style-name="gr13" draw:text-style-name="P3" draw:layer="layout" svg:x1="22.372cm" svg:y1="8.575cm" svg:x2="22.664cm" svg:y2="7.797cm">
            <text:p/>
          </draw:line>
        </draw:g>
        <draw:line draw:style-name="gr13" draw:text-style-name="P3" draw:layer="layout" svg:x1="9.468cm" svg:y1="7.797cm" svg:x2="9.176cm" svg:y2="8.575cm">
          <text:p/>
        </draw:line>
        <draw:g>
          <draw:custom-shape draw:style-name="gr4" draw:text-style-name="P3" draw:layer="layout" svg:width="0.099cm" svg:height="0.097cm" draw:transform="rotate (1.5707963267946) translate (14.907cm 4.008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8cm" draw:transform="rotate (1.5707963267946) translate (14.908cm 4.00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8cm" draw:transform="rotate (1.5707963267946) translate (14.908cm 4.00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8cm" svg:height="0.098cm" draw:transform="rotate (-1.57079632679579) translate (15.006cm 4.396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8cm" draw:transform="rotate (-1.57079632679579) translate (15.006cm 4.396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8cm" draw:transform="rotate (-1.57079632679579) translate (15.006cm 4.396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8cm" draw:transform="rotate (-1.57079632679579) translate (15.006cm 4.396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8cm" draw:transform="rotate (-1.57079632679579) translate (15.006cm 4.395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9cm" svg:height="0.099cm" draw:transform="rotate (-1.57079632679579) translate (15.007cm 4.394cm)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097cm" svg:height="0.098cm" draw:transform="rotate (1.5707963267946) translate (14.909cm 4.979cm)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rect draw:style-name="gr12" draw:text-style-name="P5" draw:layer="layout" svg:width="1.223cm" svg:height="0.61cm" svg:x="6.969cm" svg:y="8.624cm" draw:corner-radius="0.102cm">
          <text:p text:style-name="P9"><text:span text:style-name="T3">Leaf</text:span></text:p>
        </draw:rect>
        <draw:line draw:style-name="gr13" draw:text-style-name="P3" draw:layer="layout" svg:x1="9.041cm" svg:y1="7.73cm" svg:x2="7.873cm" svg:y2="8.58cm">
          <text:p/>
        </draw:line>
        <draw:custom-shape draw:style-name="gr14" draw:text-style-name="P10" draw:layer="layout" svg:width="3.51cm" svg:height="2.081cm" svg:x="21.45cm" svg:y="1.034cm">
          <text:p text:style-name="P10">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3" draw:layer="layout" svg:x1="16.393cm" svg:y1="1.646cm" svg:x2="21.398cm" svg:y2="1.646cm">
          <text:p/>
        </draw:line>
        <draw:frame draw:style-name="gr16" draw:text-style-name="P1" draw:layer="layout" svg:width="11.572cm" svg:height="1.904cm" svg:x="0.946cm" svg:y="0.936cm">
          <draw:text-box>
            <text:p text:style-name="P7"><text:span text:style-name="T1"><text:s text:c="2"/></text:span><text:span text:style-name="T5">Joins use default partition</text:span></text:p>
            <text:p text:style-name="P7"><text:span text:style-name="T1">* All nodes except leafs are full members of default</text:span></text:p>
            <text:p text:style-name="P7"><text:span text:style-name="T1">* Leafs are limited members of default</text:span></text:p>
          </draw:text-box>
        </draw:frame>
        <draw:line draw:style-name="gr8" draw:text-style-name="P3" draw:layer="layout" svg:x1="12.938cm" svg:y1="6.08cm" svg:x2="12.303cm" svg:y2="6.715cm">
          <text:p/>
        </draw:line>
        <draw:frame draw:style-name="gr16" draw:text-style-name="P6" draw:layer="layout" svg:width="7.881cm" svg:height="0.962cm" svg:x="1.054cm" svg:y="9.766cm">
          <draw:text-box>
            <text:p text:style-name="P6"><text:span text:style-name="T6">Database Request Fail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996633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1T16:57:33</meta:creation-date>
    <dc:date>2013-02-22T17:55:49</dc:date>
    <meta:editing-duration>P14DT8H37M</meta:editing-duration>
    <meta:editing-cycles>32</meta:editing-cycles>
    <meta:generator>OpenOffice.org/3.4.1$Unix OpenOffice.org_project/341m1$Build-9593</meta:generator>
    <meta:document-statistic meta:object-count="271"/>
  </office:meta>
</office:document-meta>
</file>